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1" svg:font-family="'Nimbus Roman No9 L'"/>
    <style:font-face style:name="Sans Serif" svg:font-family="'Sans Serif'"/>
    <style:font-face style:name="StarSymbol" svg:font-family="StarSymbol"/>
    <style:font-face style:name="Nimbus Roman No9 L" svg:font-family="'Nimbus Roman No9 L'"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3pt"/>
    </style:style>
    <style:style style:name="P2" style:family="paragraph" style:parent-style-name="Standard">
      <style:text-properties fo:font-size="13pt"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font-name="Sans Serif" fo:font-size="10pt" fo:language="en" fo:country="US"/>
    </style:style>
    <style:style style:name="P5" style:family="paragraph" style:parent-style-name="Standard">
      <style:text-properties style:font-name="Nimbus Roman No9 L1" fo:font-size="12pt" fo:language="es" fo:country="AR"/>
    </style:style>
    <style:style style:name="P6" style:family="paragraph" style:parent-style-name="Standard">
      <style:paragraph-properties fo:margin-left="0.635cm" fo:margin-right="0cm" fo:text-indent="0cm" style:auto-text-indent="false"/>
      <style:text-properties fo:font-size="13pt"/>
    </style:style>
    <style:style style:name="P7" style:family="paragraph" style:parent-style-name="Standard">
      <style:paragraph-properties fo:margin-left="0.635cm" fo:margin-right="0cm" fo:text-indent="0cm" style:auto-text-indent="false"/>
      <style:text-properties fo:font-size="13pt" style:text-underline-style="solid" style:text-underline-width="auto" style:text-underline-color="font-color"/>
    </style:style>
    <style:style style:name="P8" style:family="paragraph" style:parent-style-name="Standard">
      <style:paragraph-properties fo:margin-left="0.635cm" fo:margin-right="0cm" fo:text-indent="0cm" style:auto-text-indent="false"/>
      <style:text-properties style:font-name="Sans Serif" fo:font-size="10pt" fo:language="en" fo:country="US"/>
    </style:style>
    <style:style style:name="P9" style:family="paragraph" style:parent-style-name="Standard">
      <style:paragraph-properties fo:margin-left="0.635cm" fo:margin-right="0cm" fo:text-indent="0cm" style:auto-text-indent="false"/>
      <style:text-properties fo:font-size="12pt" style:text-underline-style="none"/>
    </style:style>
    <style:style style:name="P10" style:family="paragraph" style:parent-style-name="Standard">
      <style:paragraph-properties fo:margin-left="0.635cm" fo:margin-right="0cm" fo:text-indent="0cm" style:auto-text-indent="false"/>
      <style:text-properties style:font-name="Nimbus Roman No9 L1" fo:font-size="12pt" fo:language="es" fo:country="AR"/>
    </style:style>
    <style:style style:name="P11" style:family="paragraph" style:parent-style-name="Standard" style:master-page-name="Standard">
      <style:paragraph-properties style:page-number="1"/>
      <style:text-properties fo:font-size="13pt" style:text-underline-style="solid" style:text-underline-width="auto" style:text-underline-color="font-color"/>
    </style:style>
    <style:style style:name="P12" style:family="paragraph" style:parent-style-name="Standard">
      <style:text-properties fo:font-size="13pt" style:text-underline-style="none" style:font-size-asian="11.3500003814697pt" style:font-size-complex="13pt"/>
    </style:style>
    <style:style style:name="P13" style:family="paragraph" style:parent-style-name="Standard">
      <style:text-properties fo:font-size="12pt" style:text-underline-style="none" style:font-size-asian="10.5pt" style:font-size-complex="12pt"/>
    </style:style>
    <style:style style:name="P14" style:family="paragraph" style:parent-style-name="Standard">
      <style:paragraph-properties fo:margin-left="0cm" fo:margin-right="0cm" fo:text-indent="0cm" style:auto-text-indent="false"/>
      <style:text-properties fo:font-size="13pt" style:text-underline-style="solid" style:text-underline-width="auto" style:text-underline-color="font-color"/>
    </style:style>
    <style:style style:name="P15" style:family="paragraph" style:parent-style-name="Header" style:master-page-name="Standard">
      <style:paragraph-properties style:page-number="1"/>
      <style:text-properties fo:font-size="10pt"/>
    </style:style>
    <style:style style:name="T1" style:family="text">
      <style:text-properties style:text-underline-style="none"/>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AASH</text:p>
      <text:p text:style-name="P2"/>
      <text:p text:style-name="P3"/>
      <text:p text:style-name="P2"><text:span text:style-name="T1">1. </text:span>Introducción</text:p>
      <text:p text:style-name="P3"/>
      <text:p text:style-name="Standard">El proyecto que desarrollamos consiste en programar un shell, en este caso, una versión propia del bash, es decir, un intérprete de líneas de comando para *NIX. Para lograrlo, organizamos los módulos según las necesidades de “orden” en lo que respecta a su funcionamiento.</text:p>
      <text:p text:style-name="Standard"/>
      <text:p text:style-name="Standard">Con “orden” nos referimos a los pasos a seguir con el fin de escribir un comando, interpretarlo, buscarlo, y por último, ejecutarlo.</text:p>
      <text:p text:style-name="Standard"/>
      <text:p text:style-name="Standard">A continuación se detallarán el funcionamiento e implementación de los módulos utilizados, y el porqué se decidió respetar el esquema modular propuesto en clases.</text:p>
      <text:p text:style-name="Standard"/>
      <text:p text:style-name="P2"/>
      <text:p text:style-name="P2"><text:span text:style-name="T1">2. </text:span>Scommand/Pipeline</text:p>
      <text:p text:style-name="P2"/>
      <text:p text:style-name="Standard">El “scommand” es un tipo abstracto cuyo objetivo es transformar la cadena de caracteres que ingresamos en un bash, en un comando propiamente dicho. Para ello hemos usado la librería bstring, la cual representa lo que llamamos “cadena de caracteres” (palabras, para ser más exactos).</text:p>
      <text:p text:style-name="Standard"/>
      <text:p text:style-name="Standard">La estructura de este módulo guarda lo que corresponde a la función, sus argumentos, un booleano que es igual a true si se trata de un comando interno, y las redirecciones, en caso de haberlas. Esta organización de elementos responde a la pregunta de “¿qué es un comando?”, planteo esencial para poder luego implementar la estructura “pipeline”, que corresponde a la secuencia de comandos unidos por pipes.</text:p>
      <text:p text:style-name="Standard"/>
      <text:p text:style-name="Standard">2.1 <text:span text:style-name="T2">Implementación del scommand</text:span></text:p>
      <text:p text:style-name="Standard"/>
      <text:p text:style-name="Standard">Para la implementación del scommand usamos bstring, como ya mencionamos anteriormente, para representar la línea de caracteres que ingresamos al baash, y separarla en función, argumentos y redirección. Esto fue bastante conveniente, de hecho, nos ahorramos problemas de manejo de memoria o, lo que es igualmente no trivial, la creación de un nuevo t.a.d que manejara dicho asunto.</text:p>
      <text:p text:style-name="Standard"/>
      <text:p text:style-name="Standard">Una función puede tener una cantidad indefinida de argumentos, motivo por el cual usamos la gqueue de la glib para tener un arreglo de bstrings al que podemos agregar y quitar elementos como a una queue. También incluímos la librería de bool's para tener valores booleanos.</text:p>
      <text:p text:style-name="Standard"/>
      <text:p text:style-name="Standard">Entonces tenemos:</text:p>
      <text:p text:style-name="Standard">scommand:</text:p>
      <text:p text:style-name="Standard">gqueue de bstrings (función y argumentos)</text:p>
      <text:p text:style-name="Standard">bool que indica si es comando interno o no (será explicado más adelante)</text:p>
      <text:p text:style-name="Standard">redirección de entrada (“&lt;”)</text:p>
      <text:p text:style-name="Standard">redirección de salida (“&gt;”)</text:p>
      <text:p text:style-name="Standard"/>
      <text:p text:style-name="Standard">2.2 <text:span text:style-name="T2">Implementación de pipeline</text:span></text:p>
      <text:p text:style-name="Standard"/>
      <text:p text:style-name="Standard"><text:soft-page-break/>Con la esperanza de un baash capaz de ejecutar varios pipes y contemplando la posibilidad de lograrlo, se implementó el tipo pipeline con una gqueue de comandos que estarían unidos por pipes, de este modo, tenemos un arreglo dinámico de comandos.</text:p>
      <text:p text:style-name="Standard">En caso de haber un “&amp;” al final del pipeline, lo cual significa que le pedimos al baash que no espere a que termine la ejecución de los comandos que ingresamos, el bool “wait” de la estructura toma el valor de true.</text:p>
      <text:p text:style-name="Standard"/>
      <text:p text:style-name="Standard">Entonces tenemos:</text:p>
      <text:p text:style-name="Standard">pipeline:</text:p>
      <text:p text:style-name="Standard">gqueue de comandos</text:p>
      <text:p text:style-name="Standard">bool para indicar si es necesario esperar a que se terminen de ejecutar los comandos o no.</text:p>
      <text:p text:style-name="P1"/>
      <text:p text:style-name="P1"/>
      <text:p text:style-name="P6">3. <text:span text:style-name="T2">Builtin</text:span></text:p>
      <text:p text:style-name="P1"/>
      <text:p text:style-name="Standard">Este es un módulo funcional que, básicamente, ejecuta los comandos internos que nos fueron solicitados: cd y exit.</text:p>
      <text:p text:style-name="Standard"/>
      <text:p text:style-name="Standard">Para ejecutar cd usamos la función “chdir”, que toma un bstring y devuelve un “camino”. Exit se implementó con la función “exit” que en este caso toma el int EXIT_SUCCES.</text:p>
      <text:p text:style-name="Standard"/>
      <text:p text:style-name="Standard">Esto se incluyó en una función que llamamos “exec_builtin” que decide si el comando interno es exit o cd. De esa decisión se encarga la función “is_builtin” que está en el mismo módulo, y que le da el valor de true o false al bool del scommand según sea interno o no el comando, respectivamente.</text:p>
      <text:p text:style-name="Standard"/>
      <text:p text:style-name="Standard"/>
      <text:p text:style-name="P6">4. <text:span text:style-name="T2">Parser</text:span></text:p>
      <text:p text:style-name="P7"/>
      <text:p text:style-name="P9">El módulo funcional Parser se encarga solamente del análisis sintáctico de la cadena ingresada. Para esto se decidió emplear banderas para señalar cada estado del parseo: se espera un comando, un argumento, un archivo, un redirector de E/S, un pipe, etc. El comando tiene prioridad alta. Es decir que si se esperaba un comando y no se pudo extraer se termina con error. Lo mismo sucede con los archivos de redirección de E/S. </text:p>
      <text:p text:style-name="P9"><text:tab/>Se buscó que el parser tenga las siguientes habilidades: * interpretar una cadena aún cuando los caracteres de control de E/S, pipes y de ejecución en segundo plano no estén separados por espacios de los comandos, argumentos y nombres de archivos.</text:p>
      <text:p text:style-name="P10"><text:tab/><text:tab/><text:tab/><text:tab/><text:tab/><text:tab/><text:tab/><text:tab/>* reconocer la ausencia de nombres de archivos o comandos y dar aviso.</text:p>
      <text:p text:style-name="P10"><text:tab/><text:tab/><text:tab/><text:tab/><text:tab/><text:tab/><text:tab/><text:tab/>* aceptar cadenas de caracteres encerrados entre comillas dobles sin discriminar los caracteres incluidos entre las comillas.</text:p>
      <text:p text:style-name="P10"><text:tab/>Para la implementación se usó el Lexer empleado en el programa ksamp, lo que implicó tener que manipular bstrings. Esto supuso un ahorro de trabajo y todo el esfuerzo se pudo enfocar en encontrar la estrategia adecuada para realizar el análisis sintáctico.</text:p>
      <text:p text:style-name="P10"><text:tab/>Al momento del testeo del manejo de memoria del parser se detectaron bloques perdidos. Al estudiar la pila de llamadas para ubicar desde donde se reservaron esos bloques se observó que estas comenzaban en una llamada a la función lexer_skip del Lexer empleado. No fue posible resolver la pérdida de estos bloques.</text:p>
      <text:p text:style-name="P8"><text:soft-page-break/></text:p>
      <text:p text:style-name="P8"/>
      <text:p text:style-name="P8"/>
      <text:p text:style-name="P6">5. <text:span text:style-name="T2">Path_transform</text:span></text:p>
      <text:p text:style-name="P7"/>
      <text:p text:style-name="P2"/>
      <text:p text:style-name="Standard">Este módulo funcional toma el pipeline proveniente del parser <text:s/>y <text:s/>chequea , que si cada <text:s/>scommand</text:p>
      <text:p text:style-name="Standard"><text:s/>existe en el filesystem se le concatene (en caso de no encontrarse definida una dirección absoluta en scommand) la dirección correspondiente. </text:p>
      <text:p text:style-name="Standard">Los tipos de dirección que maneja Path transform provenientes de cada scommand son :</text:p>
      <text:p text:style-name="Standard"><text:tab/></text:p>
      <text:p text:style-name="Standard">Absolutos : En este caso no se realiza ningún cambio.</text:p>
      <text:p text:style-name="Standard">Relativos : Se les concatena la dirección en la que se encuentra el prompt , la cual esta contenida <text:tab/>en la variable de entorno PWD.</text:p>
      <text:p text:style-name="Standard">“Comandos <text:s/>Listados” : Los comandos que no contengan dirección alguna definida , se <text:tab/>comprobara su existencia en alguna de las direcciones almacenada en la variable de <text:tab/>entorno PATH , la cual contiene todas las direcciones de los comandos que podemos<text:tab/>llamar sin necesidad de definir su dirección. Al encontrarse la dirección correspondiente <text:tab/>al comando se la concatena a este.</text:p>
      <text:p text:style-name="Standard"/>
      <text:p text:style-name="Standard">5.1 <text:span text:style-name="T2">Implementación de Path_transform</text:span></text:p>
      <text:p text:style-name="Standard"/>
      <text:p text:style-name="Standard">La forma de encarar esto fue considerar que forma tendría que tener la función path_<text:span text:style-name="T2">transform</text:span> para comunicarse al exterior y cuales eran los mínimos requisitos que esta debía cumplir. Con esto en mente llegue a la conclusión de que la función principal path_transform debía devolver un booleano e internamente mostrar por la salida de errores los mensajes de error correspondientes a no tener permisos suficientes para ejecutar leer o escribir un archivo , además de el hecho de que su existencia. </text:p>
      <text:p text:style-name="Standard"/>
      <text:p text:style-name="Standard">Luego mi conclusión fue que realizar la búsqueda de la ruta <text:s/>en si de un comando era algo que era conveniente encapsularlo en una función aparte. Por eso cree una función interna find_command_path <text:s/>la cual cumple dicha función para las 3 situaciones mencionadas anteriormente.</text:p>
      <text:p text:style-name="Standard"/>
      <text:p text:style-name="Standard">Y para las redirecciones de salida y entrada fue una función similar pero mucho mas simple ya que solo realiza la concatenación en caso de que la ruta sea relativa.</text:p>
      <text:p text:style-name="Standard"/>
      <text:p text:style-name="Standard">5.2 <text:span text:style-name="T2">Experiencia en desarrollo con Unit Testing</text:span></text:p>
      <text:p text:style-name="Standard"/>
      <text:p text:style-name="Standard">La utilización de baterías de testeo Unit Testing fue muy importante para el desarrollo de este modulo y el chequeo del funcionamiento de los tres módulos a la hora de acoplarlos, ya que me permitió evitar , en el caso de path_transform , la necesidad de utilizar gdb o cualquier otro método de debugeo , ya que pude probar todos los casos necesarios colocando aserciones en el código y en cada paso del testeo , mas algunas acciones extra de impresión. Por ejemplo en caso de que fail_unless fallaba , imprimía el estado de el comando al que le había hecho path_transform , asi pudiendo chequear las distintas situaciones. Otras acciones fueron realizadas. No pude llegar a aprobechar dicha herramienta en mayor medida , pero considero al ayudarme a escribir el código me hace considerarla una herramienta esencial. En el caso de test_execute es solo una copia del la <text:soft-page-break/>del test_path_transform reformada para cumplir con la finalidad correspondiente , no fue utilizado para desarrollar el modulo execute en si . </text:p>
      <text:p text:style-name="P7"/>
      <text:p text:style-name="P6">6. <text:span text:style-name="T2">Execute</text:span></text:p>
      <text:p text:style-name="P1"/>
      <text:p text:style-name="Standard">Para comenzar a hablar del execute, debemos mencionar que aceptamos el desafío del pipeline de n comandos. Este hecho es primordial, y determinó el modo de llevar a cabo su implementación.</text:p>
      <text:p text:style-name="Standard">Para este módulo funcional se destinó la tarea de ejecutar los comandos del Pipeline (que devolvía el módulo Path_transform). Se optó por dotar al módulo de la capacidad de manipular múltiples pipes. La estrategia que se siguió para esto fue la de crear todos los pipes necesarios antes de duplicar procesos. Luego, en cada proceso hijo, se cierran todas las puntas de pipes no empleadas y se conectan salidas y/o entradas a las entradas y/o salidas de los pipes, respectivamente. Una vez ejecutados todos los comandos, el proceso padre cierra todas las puntas de todos los pipes.</text:p>
      <text:p text:style-name="Standard"><text:tab/>Para comprender como se manipulaban los comandos built-in en una estructura de pipes se experimentó con una versión del Bourne-Again Shell, incluido en las distribuciones Ubuntu. De las pruebas se dedujo que los comandos built-in se ejecutan en un proceso hijo, cuando se encuentran en un pipe, anulando el efecto del comando (particularmente si se trata del comando cd o el comando exit). En este apartado nos limitamos a imitar tal comportamiento.</text:p>
      <text:p text:style-name="P5"><text:tab/>Para la implementación del módulo fue necesario contar con la interfaz "unistd.h", para efectuar las llamadas al sistema involucradas en las tareas de creación de procesos, ejecución de comandos, duplicación de descriptores de ficheros, creación de pipes, cierre puntas de pipes o flujos de E/S, aperturas de ficheros, etc. También se necesitó contar con la interfaz "sys/types.h" para poder manipular el id de un proceso hijo recién creado por la llamada al sistema "fork()". Las interfaces "fcntl.h" y "sys/stat.h" fueron necesarias para contar con los flags necesarios (definidos en las mismas) para efectuar la llamada al sistema "open()". Las demás interfaces empleadas no merecen especial mención.</text:p>
      <text:p text:style-name="P4"/>
      <text:p text:style-name="Standard"/>
      <text:p text:style-name="P14"><text:span text:style-name="T1"><text:tab/></text:span>Conclusión</text:p>
      <text:p text:style-name="P1"/>
      <text:p text:style-name="Standard">Para englobar la labor realizada de manera sintética, mencionaremos algunos puntos importantes:</text:p>
      <text:p text:style-name="Standard">* Optamos por respetar la propuesta de modularización que se hizo en clase, es decir, scommands para lo que es un comando, pipeline, para la lista de comandos unidos por pipes, un builtin, para ejecutar comandos internos, parser, path_transform y execute para interpretar, buscar y ejecutar respectivamente.</text:p>
      <text:p text:style-name="Standard">* Los tad's implementados son dos: el scommand y el pipeline. Los demás son módulos funcionales encargados de manipular los tad's mencionados para conformar el proceso de ejecución de comandos en baash.</text:p>
      <text:p text:style-name="Standard">* En cuanto a las dificultades que se presentaron, cabe mencionar el hecho de que surgieron ciertos problemas para el builtin, sobre todo en cuanto a lo que se toma como argumento para las funciones (se terminó decidiendo que era conveniente el bstring), y en el execute, para la parte que corresponde a la implementación de varios comandos unidos por pipes.</text:p>
      <text:p text:style-name="Standard"><text:tab/></text:p>
      <text:p text:style-name="P12"><text:tab/><text:span text:style-name="T2">Problemas encontrados</text:span></text:p>
      <text:p text:style-name="P13"><text:span text:style-name="T1"/></text:p>
      <text:p text:style-name="P13">* El comando chdir no cambia el pwd desde donde se ejecutó “baash”. Se tuvo que considerar una variable char * pwd que hace de “directorio de trabajo” artificial, para el correcto funcionamiento del comando cd dentro de “baash”. Así con cada ejecución de cd, se guarda el actual directorio de </text:p>
      <text:p text:style-name="P13"><text:soft-page-break/>trabajo en pwd.</text:p>
      <text:p text:style-name="P13"><text:tab/>El problema de esta solución es que el efecto es el de ir concatenando en pwd los sucesivos directorios de trabajo. Así la cadena de caracteres va creciendo indefinidamente. Al comenzar baash se pide espacio para una cadena de 256 caracteres máximo. Sin embargo, el correcto funcionamiento del comando cd va a estar siempre limitado a una cierta cantidad de llamadas.</text:p>
      <text:p text:style-name="P13"><text:tab/>Para futuras implementaciones sería interesante mejorar este comportamiento. Para esto habría que encontrar un algoritmo para resolver las direcciones con “..” y “.”. Así, en vez de ir concatenando las direcciones relativas, se las podría ir resolviendo y almacenando eso en pwd, consiguiendo que la cadena del directorio actual de trabajo no crezca indefinidamente. <text:s text:c="23"/></text:p>
      <text:p text:style-name="P13"/>
      <text:p text:style-name="P13">* Se chequeó el manejo de memoria de la aplicación con la herramienta “Valgrind”. El programa nos avisó de una cierta cantidad de bloques perdidos correspondientes a la memoria pedida para construir el lexer que se emplea en el parser de baash. <text:s text:c="60"/><text:tab/>Concretamente se informa:</text:p>
      <text:p text:style-name="P13">==8573== 224 (112 direct, 112 indirect) bytes in 7 blocks are definitely lost in loss record 10 of 13</text:p>
      <text:p text:style-name="P13">==8573== <text:s text:c="3"/>at 0x4C22FAB: malloc (vg_replace_malloc.c:207)</text:p>
      <text:p text:style-name="P13">==8573== <text:s text:c="3"/>by 0x404C68: bfromcstralloc (bstrlib.c:220)</text:p>
      <text:p text:style-name="P13">==8573== <text:s text:c="3"/>by 0x404257: lexer_new (lexer.c:76)</text:p>
      <text:p text:style-name="P13">==8573== <text:s text:c="3"/>by 0x4030C0: parsear (parser.c:64)</text:p>
      <text:p text:style-name="P13">==8573== <text:s text:c="3"/>by 0x40159A: main (baash.c:25)</text:p>
      <text:p text:style-name="P13"/>
      <text:p text:style-name="P13"><text:tab/>Esta cantidad de bloques perdidos crece prácticamente linealmente con respecto a la estructura pipeline. Esta información parecería estar indicando que los bloques perdidos provienen del lexer, a pesar de que se efectúa el correspondiente lexer_destroy de la instancia de lexer que se emplea en el parser. <text:s text:c="16"/></text:p>
      <text:p text:style-name="P13"><text:tab/>A la fecha no se ha podido resolver e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1" svg:font-family="'Nimbus Roman No9 L'"/>
    <style:font-face style:name="Sans Serif" svg:font-family="'Sans Serif'"/>
    <style:font-face style:name="StarSymbol" svg:font-family="StarSymbol"/>
    <style:font-face style:name="Nimbus Roman No9 L" svg:font-family="'Nimbus Roman No9 L'"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58%" fo:font-size="12pt" fo:language="es" fo:country="AR"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fo:font-size="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top="0cm" fo:margin-bottom="0.212cm"/>
    </style:style>
    <style:style style:name="Caption" style:family="paragraph" style:parent-style-name="Standard" style:class="extra">
      <style:paragraph-properties fo:margin-top="0.212cm" fo:margin-bottom="0.212cm"/>
      <style:text-properties fo:font-style="italic"/>
    </style:style>
    <style:style style:name="Header" style:family="paragraph" style:parent-style-name="Standard" style:class="extra">
      <style:paragraph-properties>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Standard">
      <style:paragraph-properties style:page-number="1"/>
      <style:text-properties fo:font-size="10pt"/>
    </style:style>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Baash-- Mallku Soldevilla Raffa, Alejandro Kondrasky, Mariana Vargas V. -- Grupo 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Unknown</meta:initial-creator>
    <meta:creation-date>2008-09-09T10:30:12</meta:creation-date>
    <dc:creator>Mallku Soldevila</dc:creator>
    <dc:date>2008-11-11T23:24:19</dc:date>
    <meta:editing-cycles>26</meta:editing-cycles>
    <meta:editing-duration>PT24M35S</meta:editing-duration>
    <meta:user-defined meta:name="Información 1"/>
    <meta:user-defined meta:name="Información 2"/>
    <meta:user-defined meta:name="Información 3"/>
    <meta:user-defined meta:name="Información 4"/>
    <meta:document-statistic meta:table-count="0" meta:image-count="0" meta:object-count="0" meta:page-count="5" meta:paragraph-count="75" meta:word-count="2077" meta:character-count="12914"/>
  </office:meta>
</office:document-meta>
</file>